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CIE10</text:p>
          </table:table-cell>
          <table:table-cell office:value-type="string" calcext:value-type="string">
            <text:p>string3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113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112X</text:p>
          </table:table-cell>
          <table:table-cell/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112F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112F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Díseas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4:53:09.484421358</meta:creation-date>
    <dc:date>2022-12-13T14:55:31.701732292</dc:date>
    <meta:editing-duration>PT2M23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